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Standard">
      <style:text-properties style:font-name="DejaVu Serif" fo:font-size="10pt" officeooo:paragraph-rsid="0013c175" style:font-size-asian="10pt" style:font-size-complex="10pt"/>
    </style:style>
    <style:style style:name="P4" style:family="paragraph" style:parent-style-name="Table_20_Contents">
      <style:text-properties style:font-name="DejaVu Serif" fo:font-size="10pt" style:font-size-asian="10pt" style:font-size-complex="10pt"/>
    </style:style>
    <style:style style:name="P5" style:family="paragraph" style:parent-style-name="Table_20_Contents">
      <style:text-properties style:font-name="DejaVu Serif" fo:font-size="10pt" officeooo:rsid="00059445" officeooo:paragraph-rsid="00059445" style:font-size-asian="10pt" style:font-size-complex="10pt"/>
    </style:style>
    <style:style style:name="P6" style:family="paragraph" style:parent-style-name="Table_20_Contents">
      <style:text-properties style:font-name="DejaVu Serif" fo:font-size="10pt" officeooo:paragraph-rsid="0018aff4" style:font-size-asian="10pt" style:font-size-complex="10pt"/>
    </style:style>
    <style:style style:name="P7" style:family="paragraph" style:parent-style-name="Table_20_Contents">
      <style:text-properties style:font-name="DejaVu Serif" fo:font-size="10pt" officeooo:paragraph-rsid="0009f76c" style:font-size-asian="10pt" style:font-size-complex="10pt"/>
    </style:style>
    <style:style style:name="P8" style:family="paragraph" style:parent-style-name="Table_20_Contents">
      <style:text-properties style:font-name="DejaVu Serif" fo:font-size="10pt" officeooo:paragraph-rsid="0016ed86" style:font-size-asian="10pt" style:font-size-complex="10pt"/>
    </style:style>
    <style:style style:name="P9" style:family="paragraph" style:parent-style-name="Table_20_Contents">
      <style:text-properties style:font-name="DejaVu Serif" fo:font-size="10pt" officeooo:paragraph-rsid="001957aa" style:font-size-asian="10pt" style:font-size-complex="10pt"/>
    </style:style>
    <style:style style:name="P10" style:family="paragraph" style:parent-style-name="Table_20_Contents">
      <style:text-properties style:font-name="DejaVu Serif" fo:font-size="10pt" officeooo:paragraph-rsid="000bc1e7" style:font-size-asian="10pt" style:font-size-complex="10pt"/>
    </style:style>
    <style:style style:name="P11" style:family="paragraph" style:parent-style-name="Table_20_Contents">
      <style:text-properties style:font-name="DejaVu Serif" fo:font-size="10pt" officeooo:paragraph-rsid="0013c175" style:font-size-asian="10pt" style:font-size-complex="10pt"/>
    </style:style>
    <style:style style:name="P12" style:family="paragraph" style:parent-style-name="Table_20_Contents">
      <style:text-properties style:font-name="DejaVu Serif" fo:font-size="10pt" officeooo:rsid="0013c175" officeooo:paragraph-rsid="0013c175" style:font-size-asian="10pt" style:font-size-complex="10pt"/>
    </style:style>
    <style:style style:name="P13" style:family="paragraph" style:parent-style-name="Table_20_Contents">
      <style:text-properties style:font-name="DejaVu Serif" fo:font-size="10pt" officeooo:paragraph-rsid="001ce299" style:font-size-asian="10pt" style:font-size-complex="10pt"/>
    </style:style>
    <style:style style:name="P14" style:family="paragraph" style:parent-style-name="Table_20_Contents"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DejaVu Serif" fo:font-size="10pt" fo:font-weight="bold" officeooo:rsid="00006a99" officeooo:paragraph-rsid="000401e3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erif" fo:font-size="10pt" fo:font-weight="bold" officeooo:rsid="00006a99" officeooo:paragraph-rsid="00006a99" style:font-size-asian="10pt" style:font-weight-asian="bold" style:font-size-complex="10pt" style:font-weight-complex="bold"/>
    </style:style>
    <style:style style:name="P17" style:family="paragraph" style:parent-style-name="Heading_20_4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2b3fe"/>
    </style:style>
    <style:style style:name="T2" style:family="text">
      <style:text-properties officeooo:rsid="000401e3"/>
    </style:style>
    <style:style style:name="T3" style:family="text">
      <style:text-properties officeooo:rsid="00083c62"/>
    </style:style>
    <style:style style:name="T4" style:family="text">
      <style:text-properties officeooo:rsid="0009f76c"/>
    </style:style>
    <style:style style:name="T5" style:family="text">
      <style:text-properties officeooo:rsid="000b8b4c"/>
    </style:style>
    <style:style style:name="T6" style:family="text">
      <style:text-properties officeooo:rsid="000bc1e7"/>
    </style:style>
    <style:style style:name="T7" style:family="text">
      <style:text-properties officeooo:rsid="000dc903"/>
    </style:style>
    <style:style style:name="T8" style:family="text">
      <style:text-properties officeooo:rsid="0013c175"/>
    </style:style>
    <style:style style:name="T9" style:family="text">
      <style:text-properties officeooo:rsid="0013c175" style:font-size-asian="12pt" style:font-size-complex="12pt"/>
    </style:style>
    <style:style style:name="T10" style:family="text">
      <style:text-properties fo:font-size="12pt"/>
    </style:style>
    <style:style style:name="T11" style:family="text">
      <style:text-properties fo:font-size="12pt" officeooo:rsid="0013c175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6ed86" style:font-size-asian="12pt" style:font-size-complex="12pt"/>
    </style:style>
    <style:style style:name="T14" style:family="text">
      <style:text-properties fo:font-size="12pt" officeooo:rsid="001957aa" style:font-size-asian="12pt" style:font-size-complex="12pt"/>
    </style:style>
    <style:style style:name="T15" style:family="text">
      <style:text-properties officeooo:rsid="0016ed86"/>
    </style:style>
    <style:style style:name="T16" style:family="text">
      <style:text-properties style:font-name="DejaVu Serif" fo:font-size="12pt" officeooo:rsid="0016ed86" style:font-size-asian="12pt" style:font-size-complex="12pt"/>
    </style:style>
    <style:style style:name="T17" style:family="text">
      <style:text-properties style:font-name="DejaVu Serif" fo:font-size="12pt" officeooo:rsid="001957aa" style:font-size-asian="12pt" style:font-size-complex="12pt"/>
    </style:style>
    <style:style style:name="T18" style:family="text">
      <style:text-properties officeooo:rsid="0018aff4"/>
    </style:style>
    <style:style style:name="T19" style:family="text">
      <style:text-properties officeooo:rsid="001957aa"/>
    </style:style>
    <style:style style:name="T20" style:family="text">
      <style:text-properties officeooo:rsid="001ce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Provider</text:p>
          </table:table-cell>
          <table:table-cell table:style-name="Table1.A1" office:value-type="string">
            <text:p text:style-name="P16">SLA</text:p>
          </table:table-cell>
          <table:table-cell table:style-name="Table1.A1" office:value-type="string">
            <text:p text:style-name="P16">Penalties</text:p>
          </table:table-cell>
          <table:table-cell table:style-name="Table1.D1" office:value-type="string">
            <text:p text:style-name="P16">On-demand pricing</text:p>
          </table:table-cell>
        </table:table-row>
        <table:table-row>
          <table:table-cell table:style-name="Table1.A2" office:value-type="string">
            <text:p text:style-name="P14">Amazon AWS</text:p>
          </table:table-cell>
          <table:table-cell table:style-name="Table1.A2" office:value-type="string">
            <text:p text:style-name="P6"><text:span text:style-name="T15">Exceptions: performance issues </text:span>that result from any actions or inactions of <text:span text:style-name="T18">a client or</text:span> from <text:span text:style-name="T18">client’s</text:span> equipment <text:span text:style-name="T18">and</text:span></text:p>
            <text:p text:style-name="P6">software <text:span text:style-name="T18">or </text:span>arising from</text:p>
            <text:p text:style-name="P6">suspension and termination of <text:span text:style-name="T18">client’s</text:span> right to use Amazon <text:span text:style-name="T18">AWS</text:span></text:p>
          </table:table-cell>
          <table:table-cell table:style-name="Table1.A2" office:value-type="string">
            <text:p text:style-name="P7">Equal to or greater than 99.0% but less than 99.9% - 10% </text:p>
            <text:p text:style-name="P7">Less than 99.0% - 25% </text:p>
          </table:table-cell>
          <table:table-cell table:style-name="Table1.D2" office:value-type="string">
            <text:p text:style-name="P4"><text:span text:style-name="T7">Around </text:span>$97.36 /<text:span text:style-name="T1">month</text:span></text:p>
          </table:table-cell>
        </table:table-row>
        <table:table-row>
          <table:table-cell table:style-name="Table1.A2" office:value-type="string">
            <text:p text:style-name="P14">Google Compute</text:p>
          </table:table-cell>
          <table:table-cell table:style-name="Table1.A2" office:value-type="string">
            <text:p text:style-name="P8"><text:span text:style-name="T15">Exceptions: features designated Alpha or Beta or excluded from the SLA, e</text:span>rror<text:span text:style-name="T15">s </text:span>that resulted from <text:span text:style-name="T15">c</text:span>ustomer’s software or hardware <text:span text:style-name="T15">or </text:span>from abuses or other behaviors that violate the <text:span text:style-name="T15">a</text:span>greement</text:p>
          </table:table-cell>
          <table:table-cell table:style-name="Table1.A2" office:value-type="string">
            <text:p text:style-name="P13"><text:span text:style-name="T4">Between </text:span>99.00% <text:span text:style-name="T4">and</text:span> 99.99% - 10% </text:p>
            <text:p text:style-name="P13"><text:span text:style-name="T4">Between </text:span>95.00% <text:span text:style-name="T4">and</text:span> 99.00% - 25% </text:p>
            <text:p text:style-name="P7"><text:span text:style-name="T4">Less than</text:span> 95.00% - 50%</text:p>
          </table:table-cell>
          <table:table-cell table:style-name="Table1.D2" office:value-type="string">
            <text:h text:style-name="P17" text:outline-level="4"><text:span text:style-name="T7">Around $</text:span>78.55 /<text:span text:style-name="T2">month</text:span></text:h>
            <text:p text:style-name="P4"/>
          </table:table-cell>
        </table:table-row>
        <table:table-row>
          <table:table-cell table:style-name="Table1.A2" office:value-type="string">
            <text:p text:style-name="P14">Microsoft Azure</text:p>
          </table:table-cell>
          <table:table-cell table:style-name="Table1.A2" office:value-type="string">
            <text:p text:style-name="P9"><text:span text:style-name="T19">Exceptions: </text:span>factors outside <text:span text:style-name="T19">of Microsoft’s </text:span>reasonable control, use of services, hardware, or software not provided by <text:span text:style-name="T19">Microsoft</text:span>, <text:span text:style-name="T19">problems d</text:span>uring or with respect to preview, pre-release, beta or trial versions of a <text:span text:style-name="T19">service</text:span>, <text:span text:style-name="T19">problems due to client’s</text:span> unauthorized action <text:span text:style-name="T19">or</text:span> faulty input</text:p>
          </table:table-cell>
          <table:table-cell table:style-name="Table1.A2" office:value-type="string">
            <text:p text:style-name="P10"><text:span text:style-name="T6">Less than</text:span> 99.99% - 10% </text:p>
            <text:p text:style-name="P10"><text:span text:style-name="T6">Less than</text:span> 99% - 25% <text:span text:style-name="T20">Less than</text:span> 95% - 100%</text:p>
          </table:table-cell>
          <table:table-cell table:style-name="Table1.D2" office:value-type="string">
            <text:p text:style-name="P2"><text:span text:style-name="T7">Around </text:span>$85.41 /month</text:p>
            <text:p text:style-name="P4"/>
          </table:table-cell>
        </table:table-row>
        <table:table-row>
          <table:table-cell table:style-name="Table1.A2" office:value-type="string">
            <text:p text:style-name="P14">IBM Cloud</text:p>
          </table:table-cell>
          <table:table-cell table:style-name="Table1.A2" office:value-type="string">
            <text:p text:style-name="P11"><text:span text:style-name="T8">Exceptions: c</text:span>lient</text:p>
            <text:p text:style-name="P2">caused security incidents, <text:span text:style-name="T8">c</text:span>lient errors, <text:span text:style-name="T8">use of </text:span>non-IBM build</text:p>
            <text:p text:style-name="P2">packs <text:span text:style-name="T8">or </text:span>unsupported system configurations, <text:span text:style-name="T8">problems with c</text:span>lient or community </text:p>
            <text:p text:style-name="P2">provided </text:p>
            <text:p text:style-name="P3"><text:span text:style-name="T8">content, c</text:span>lient infrastructure failures <text:span text:style-name="T8">or administration actions</text:span></text:p>
            <text:p text:style-name="P2"/>
            <text:p text:style-name="P12"/>
          </table:table-cell>
          <table:table-cell table:style-name="Table1.A2" office:value-type="string">
            <text:p text:style-name="P2"><text:span text:style-name="T5">Less than</text:span> 99.95% - 10%</text:p>
            <text:p text:style-name="P2"><text:span text:style-name="T5">Less than</text:span> 99.90% - 25%</text:p>
            <text:p text:style-name="P4"/>
          </table:table-cell>
          <table:table-cell table:style-name="Table1.D2" office:value-type="string">
            <text:p text:style-name="P5"><text:span text:style-name="T7">Around </text:span>$74.32 /month</text:p>
          </table:table-cell>
        </table:table-row>
      </table:table>
      <text:p text:style-name="P1"/>
      <text:p text:style-name="P2">99.999% - “five 9s” - desired <text:span text:style-name="T3">time </text:span>availability of <text:span text:style-name="T3">cloud services with up</text:span> to 5.39 minutes of total downtime <text:span text:style-name="T3">per </text:span>y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9:25:00.014054817</meta:creation-date>
    <dc:date>2018-09-27T00:39:57.488393869</dc:date>
    <meta:editing-duration>PT1H18M43S</meta:editing-duration>
    <meta:editing-cycles>20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236" meta:character-count="1460" meta:non-whitespace-character-count="1249"/>
  </office:meta>
</office:document-meta>
</file>